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105mm"/>
    </style:style>
    <style:style style:name="co8" style:family="table-column">
      <style:table-column-properties fo:break-before="auto" style:column-width="14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b2b2b2" style:font-name="Utopia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10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2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12pt" style:font-size-asian="12pt" style:font-size-complex="12pt"/>
    </style:style>
    <style:style style:name="ce17" style:family="table-cell" style:parent-style-name="Default">
      <style:table-cell-properties fo:background-color="#ff6600" style:cell-protect="protected" style:print-content="true" style:vertical-align="middle"/>
      <style:text-properties style:font-name="Utopia" fo:font-size="8pt" style:font-size-asian="8pt" style:font-size-complex="8pt"/>
    </style:style>
    <style:style style:name="ce18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style:font-size-asian="8pt" style:font-size-complex="8pt"/>
    </style:style>
    <style:style style:name="ce34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style:font-size-asian="8pt" style:font-size-complex="8pt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52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0" style:apply-style-name="Default" style:base-cell-address="'Coûts-EDT'.I3"/>
    </style:style>
    <style:style style:name="ce5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5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57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5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5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60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6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6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20]=&quot;&quot;)" style:apply-style-name="Not" style:base-cell-address="'Coûts-EDT'.I19"/>
    </style:style>
    <style:style style:name="ce6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0"/>
    </style:style>
    <style:style style:name="ce64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22]=&quot;&quot;)" style:apply-style-name="Not" style:base-cell-address="'Coûts-EDT'.I21"/>
    </style:style>
    <style:style style:name="ce6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2"/>
    </style:style>
    <style:style style:name="ce6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24]=&quot;&quot;)" style:apply-style-name="Not" style:base-cell-address="'Coûts-EDT'.I23"/>
    </style:style>
    <style:style style:name="ce6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4"/>
    </style:style>
    <style:style style:name="ce6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6"/>
    </style:style>
    <style:style style:name="ce6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70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7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12]=&quot;&quot;)" style:apply-style-name="Not" style:base-cell-address="'Coûts-EDT'.J11"/>
    </style:style>
    <style:style style:name="ce72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2"/>
    </style:style>
    <style:style style:name="ce7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74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7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16]=&quot;&quot;)" style:apply-style-name="Not" style:base-cell-address="'Coûts-EDT'.J15"/>
    </style:style>
    <style:style style:name="ce76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6"/>
    </style:style>
    <style:style style:name="ce7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20]=&quot;&quot;)" style:apply-style-name="Not" style:base-cell-address="'Coûts-EDT'.J19"/>
    </style:style>
    <style:style style:name="ce7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0"/>
    </style:style>
    <style:style style:name="ce7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2]=&quot;&quot;)" style:apply-style-name="Not" style:base-cell-address="'Coûts-EDT'.J21"/>
    </style:style>
    <style:style style:name="ce8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2"/>
    </style:style>
    <style:style style:name="ce81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4]=&quot;&quot;)" style:apply-style-name="Not" style:base-cell-address="'Coûts-EDT'.J23"/>
    </style:style>
    <style:style style:name="ce8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4"/>
    </style:style>
    <style:style style:name="ce8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6]=&quot;&quot;)" style:apply-style-name="Not" style:base-cell-address="'Coûts-EDT'.J25"/>
    </style:style>
    <style:style style:name="ce8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6"/>
    </style:style>
    <style:style style:name="ce8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10pt" style:font-size-asian="10pt" style:font-size-complex="10pt"/>
    </style:style>
    <style:style style:name="ce88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12pt" style:font-size-asian="12pt" style:font-size-complex="12pt"/>
    </style:style>
    <style:style style:name="ce8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9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2pt" style:font-size-asian="12pt" style:font-size-complex="12pt"/>
    </style:style>
    <style:style style:name="ce9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1"/>
        <table:table-column table:style-name="co2" table:default-cell-style-name="ce18"/>
        <table:table-column table:style-name="co3" table:default-cell-style-name="ce11"/>
        <table:table-column table:style-name="co4" table:default-cell-style-name="ce18"/>
        <table:table-column table:style-name="co3" table:visibility="collapse" table:default-cell-style-name="ce18"/>
        <table:table-column table:style-name="co5" table:visibility="collapse" table:default-cell-style-name="ce18"/>
        <table:table-column table:style-name="co3" table:default-cell-style-name="ce41"/>
        <table:table-column table:style-name="co6" table:default-cell-style-name="ce50"/>
        <table:table-column table:style-name="co7" table:number-columns-repeated="2" table:default-cell-style-name="ce41"/>
        <table:table-column table:style-name="co8" table:number-columns-repeated="7" table:default-cell-style-name="ce41"/>
        <table:table-column table:style-name="co8" table:number-columns-repeated="993" table:default-cell-style-name="ce18"/>
        <table:table-column table:style-name="co8" table:number-columns-repeated="14" table:default-cell-style-name="ce31"/>
        <table:table-row table:style-name="ro1">
          <table:table-cell table:style-name="ce1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29" table:formula="of:=IF(([.D1]=&quot;x&quot;)                                          OR                                          ([.D1]=&quot;X&quot;);1;0)" office:value-type="float" office:value="0" calcext:value-type="float">
            <text:p>0</text:p>
          </table:table-cell>
          <table:table-cell table:style-name="ce35"/>
          <table:table-cell table:style-name="ce37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1"/>
          <table:table-cell table:style-name="ce38"/>
          <table:table-cell table:style-name="ce85" table:number-columns-repeated="3"/>
          <table:table-cell table:style-name="ce86" table:number-columns-repeated="3"/>
          <table:table-cell table:style-name="ce87" table:number-columns-repeated="3"/>
          <table:table-cell table:style-name="ce89" table:number-columns-repeated="989"/>
          <table:table-cell table:style-name="ce9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12"/>
          <table:covered-table-cell table:style-name="ce10"/>
          <table:covered-table-cell table:style-name="ce24"/>
          <table:table-cell table:style-name="ce30"/>
          <table:table-cell table:style-name="ce36"/>
          <table:table-cell table:style-name="ce38"/>
          <table:table-cell table:style-name="ce43"/>
          <table:table-cell table:style-name="ce38"/>
          <table:table-cell table:style-name="ce69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3" office:value-type="string" calcext:value-type="string">
            <text:p>NEOMA BS</text:p>
          </table:table-cell>
          <table:table-cell table:style-name="ce19" office:value-type="float" office:value="310" calcext:value-type="float" table:number-columns-spanned="1" table:number-rows-spanned="5">
            <text:p>310</text:p>
          </table:table-cell>
          <table:table-cell table:style-name="ce25" table:number-columns-spanned="1" table:number-rows-spanned="5"/>
          <table:table-cell table:style-name="ce29" table:formula="of:=IF(([.D3]=&quot;x&quot;)                                          OR                                          ([.D3]=&quot;X&quot;);1;0)" office:value-type="float" office:value="0" calcext:value-type="float" table:number-columns-spanned="1" table:number-rows-spanned="5">
            <text:p>0</text:p>
          </table:table-cell>
          <table:table-cell table:style-name="ce29" office:value-type="string" calcext:value-type="string" table:number-columns-spanned="1" table:number-rows-spanned="5">
            <text:p>NEOMA – KEDGE – MBS – Rennes – Strasbourg -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17</text:p>
          </table:table-cell>
          <table:table-cell table:style-name="ce52" office:value-type="string" calcext:value-type="string">
            <text:p>Mathématiques – 4h</text:p>
          </table:table-cell>
          <table:table-cell table:style-name="ce70" office:value-type="string" calcext:value-type="string">
            <text:p>LV2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KEDGE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MONTPELLIER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ardi 18</text:p>
          </table:table-cell>
          <table:table-cell table:style-name="ce54" office:value-type="string" calcext:value-type="string">
            <text:p>Économie-Droit – 4h</text:p>
          </table:table-cell>
          <table:table-cell table:style-name="ce70" office:value-type="string" calcext:value-type="string">
            <text:p>LV1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RENNES SB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ercredi 19</text:p>
          </table:table-cell>
          <table:table-cell table:style-name="ce54" office:value-type="string" calcext:value-type="string">
            <text:p>Dissertation – 4h</text:p>
          </table:table-cell>
          <table:table-cell table:style-name="ce70" office:value-type="string" calcext:value-type="string">
            <text:p>Management – 2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5" office:value-type="string" calcext:value-type="string">
            <text:p>HEC Paris</text:p>
          </table:table-cell>
          <table:table-cell table:style-name="ce21" office:value-type="float" office:value="198" calcext:value-type="float">
            <text:p>198</text:p>
          </table:table-cell>
          <table:table-cell table:style-name="ce25"/>
          <table:table-cell table:style-name="ce29" table:formula="of:=IF(([.D8]=&quot;x&quot;)                                          OR                                          ([.D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9]=&quot;x&quot;)                                          OR                                          ([.D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P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0]=&quot;x&quot;)                                          OR                                          ([.D1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DHEC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1]=&quot;x&quot;)                                          OR                                          ([.D1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DH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26</text:p>
          </table:table-cell>
          <table:table-cell table:style-name="ce56" office:value-type="string" calcext:value-type="string">
            <text:p>Économie-Droit (ESSEC) – 4h</text:p>
          </table:table-cell>
          <table:table-cell table:style-name="ce71" office:value-type="string" calcext:value-type="string">
            <text:p>Mathématiques (ESCP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LYON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2]=&quot;x&quot;)                                          OR                                          ([.D1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Lyon - </text:p>
          </table:table-cell>
          <table:table-cell table:style-name="ce30"/>
          <table:covered-table-cell table:style-name="ce47"/>
          <table:table-cell table:style-name="ce57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IF([.$E$17]=1;[.$F$17];&quot;&quot;);IF([.$E$20]=1;[.$F$20];&quot;&quot;);)">
            <text:p/>
          </table:table-cell>
          <table:table-cell table:style-name="ce72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3]=&quot;x&quot;)                                          OR                                          ([.D1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KEMA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27</text:p>
          </table:table-cell>
          <table:table-cell table:style-name="ce58" office:value-type="string" calcext:value-type="string">
            <text:p>Dissertation (Excelia) – 4h</text:p>
          </table:table-cell>
          <table:table-cell table:style-name="ce73" office:value-type="string" calcext:value-type="string">
            <text:p>Management (H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AUDENCIA BS</text:p>
          </table:table-cell>
          <table:table-cell table:style-name="ce21" office:value-type="float" office:value="150" calcext:value-type="float">
            <text:p>150</text:p>
          </table:table-cell>
          <table:table-cell table:style-name="ce25"/>
          <table:table-cell table:style-name="ce29" table:formula="of:=IF(([.D14]=&quot;x&quot;)                                          OR                                          ([.D1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Audencia - </text:p>
          </table:table-cell>
          <table:table-cell table:style-name="ce30"/>
          <table:covered-table-cell table:style-name="ce47"/>
          <table:table-cell table:style-name="ce59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4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IF([.$E$17]=1;[.$F$17];&quot;&quot;);IF([.$E$20]=1;[.$F$20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25"/>
          <table:table-cell table:style-name="ce29" table:formula="of:=IF(([.D15]=&quot;x&quot;)                                          OR                                          ([.D1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Grenoble - </text:p>
          </table:table-cell>
          <table:table-cell table:style-name="ce30"/>
          <table:table-cell table:style-name="ce48" office:value-type="string" calcext:value-type="string" table:number-columns-spanned="1" table:number-rows-spanned="2">
            <text:p>Vendredi 28</text:p>
          </table:table-cell>
          <table:table-cell table:style-name="ce60" office:value-type="string" calcext:value-type="string">
            <text:p>Économie-Droit (SCBS) – 4h</text:p>
          </table:table-cell>
          <table:table-cell table:style-name="ce75" office:value-type="string" calcext:value-type="string">
            <text:p>Dissertation (Audencia) – 4h</text:p>
          </table:table-cell>
          <table:table-cell table:style-name="ce39"/>
          <table:table-cell table:style-name="ce40" table:number-columns-repeated="4"/>
          <table:table-cell table:style-name="ce31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TOULOUSE BS</text:p>
          </table:table-cell>
          <table:table-cell table:style-name="ce21" office:value-type="float" office:value="80" calcext:value-type="float">
            <text:p>80</text:p>
          </table:table-cell>
          <table:table-cell table:style-name="ce25"/>
          <table:table-cell table:style-name="ce29" table:formula="of:=IF(([.D16]=&quot;x&quot;)                                          OR                                          ([.D1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TBS - </text:p>
          </table:table-cell>
          <table:table-cell table:style-name="ce30"/>
          <table:covered-table-cell table:style-name="ce47"/>
          <table:table-cell table:style-name="ce61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6" table:formula="of:=CONCATENATE(IF([.$E$8]=1;[.$F$8];&quot;&quot;);IF([.$E$10]=1;[.$F$10];&quot;&quot;);IF([.$E$12]=1;[.$F$12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7]=&quot;x&quot;)                                          OR                                          ([.D17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SB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C NANCY BS</text:p>
          </table:table-cell>
          <table:table-cell table:style-name="ce21" office:value-type="float" office:value="55" calcext:value-type="float">
            <text:p>55</text:p>
          </table:table-cell>
          <table:table-cell table:style-name="ce25"/>
          <table:table-cell table:style-name="ce29" table:formula="of:=IF(([.D18]=&quot;x&quot;)                                          OR                                          ([.D1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CN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M TÉLÉCOM BS</text:p>
          </table:table-cell>
          <table:table-cell table:style-name="ce21" office:value-type="float" office:value="60" calcext:value-type="float">
            <text:p>60</text:p>
          </table:table-cell>
          <table:table-cell table:style-name="ce25"/>
          <table:table-cell table:style-name="ce29" table:formula="of:=IF(([.D19]=&quot;x&quot;)                                          OR                                          ([.D1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M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02</text:p>
          </table:table-cell>
          <table:table-cell table:style-name="ce62" office:value-type="string" calcext:value-type="string">
            <text:p>Mathématiques (BSB) – 4h</text:p>
          </table:table-cell>
          <table:table-cell table:style-name="ce77" office:value-type="string" calcext:value-type="string">
            <text:p>LV1 ELVi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0]=&quot;x&quot;)                                          OR                                          ([.D2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xcelia - </text:p>
          </table:table-cell>
          <table:table-cell table:style-name="ce30"/>
          <table:covered-table-cell table:style-name="ce48"/>
          <table:table-cell table:style-name="ce63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8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25"/>
          <table:table-cell table:style-name="ce29" table:formula="of:=IF(([.D21]=&quot;x&quot;)                                          OR                                          ([.D2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N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03</text:p>
          </table:table-cell>
          <table:table-cell table:style-name="ce64" office:value-type="string" calcext:value-type="string">
            <text:p>LV2 ELVi – 4h</text:p>
          </table:table-cell>
          <table:table-cell table:style-name="ce79" office:value-type="string" calcext:value-type="string">
            <text:p>Synthèse (ESCP/H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2]=&quot;x&quot;)                                          OR                                          ([.D2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SC -</text:p>
          </table:table-cell>
          <table:table-cell table:style-name="ce30"/>
          <table:covered-table-cell table:style-name="ce47"/>
          <table:table-cell table:style-name="ce65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80" table:formula="of:=CONCATENATE(IF([.$E$8]=1;[.$F$8];&quot;&quot;);IF([.$E$9]=1;[.$F$9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3]=&quot;x&quot;)                                          OR                                          ([.D2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NSE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04</text:p>
          </table:table-cell>
          <table:table-cell table:style-name="ce66" office:value-type="string" calcext:value-type="string">
            <text:p>Management (EMN/INSSEC) – 4h</text:p>
          </table:table-cell>
          <table:table-cell table:style-name="ce81" office:value-type="string" calcext:value-type="string">
            <text:p>LV2 IENA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4]=&quot;x&quot;)                                          OR                                          ([.D2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CBS - </text:p>
          </table:table-cell>
          <table:table-cell table:style-name="ce30"/>
          <table:covered-table-cell table:style-name="ce47"/>
          <table:table-cell table:style-name="ce67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82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5]=&quot;x&quot;)                                          OR                                          ([.D2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Clermon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Vendredi 05</text:p>
          </table:table-cell>
          <table:table-cell table:style-name="ce60" office:value-type="string" calcext:value-type="string">
            <text:p>LV1 IENA – 4h</text:p>
          </table:table-cell>
          <table:table-cell table:style-name="ce83" office:value-type="string" calcext:value-type="string">
            <text:p>Résumé (ICN/ISC)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6]=&quot;x&quot;)                                          OR                                          ([.D2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rest - </text:p>
          </table:table-cell>
          <table:table-cell table:style-name="ce30"/>
          <table:covered-table-cell table:style-name="ce47"/>
          <table:table-cell table:style-name="ce68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84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6"/>
          <table:table-cell table:style-name="ce7"/>
          <table:table-cell table:style-name="ce27"/>
          <table:table-cell table:style-name="ce32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88" table:number-columns-repeated="3"/>
          <table:table-cell table:style-name="ce90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7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 table:style-name="ce12"/>
          <table:table-cell table:style-name="ce10"/>
          <table:table-cell table:style-name="ce12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10"/>
          <table:table-cell table:style-name="ce12"/>
          <table:table-cell table:style-name="ce10"/>
          <table:table-cell table:style-name="ce12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 table:number-rows-repeated="4">
          <table:table-cell table:number-columns-repeated="4"/>
          <table:table-cell table:style-name="ce33" table:number-columns-repeated="2"/>
          <table:table-cell table:style-name="ce40"/>
          <table:table-cell table:style-name="ce31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3">
          <table:table-cell table:number-columns-repeated="7"/>
          <table:table-cell table:style-name="ce31" table:number-columns-repeated="3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4:'Coûts-EDT'.J4 'Coûts-EDT'.I6:'Coûts-EDT'.J6 'Coûts-EDT'.I8:'Coûts-EDT'.J8">
            <calcext:condition calcext:apply-style-name="Not" calcext:value="=&quot;&quot;" calcext:base-cell-address="'Coûts-EDT'.I4"/>
          </calcext:conditional-format>
          <calcext:conditional-format calcext:target-range-address="'Coûts-EDT'.I3:'Coûts-EDT'.I3">
            <calcext:condition calcext:apply-style-name="Default" calcext:value="=0" calcext:base-cell-address="'Coûts-EDT'.I3"/>
          </calcext:conditional-format>
          <calcext:conditional-format calcext:target-range-address="'Coûts-EDT'.I3:'Coûts-EDT'.J3 'Coûts-EDT'.I5:'Coûts-EDT'.J5 'Coûts-EDT'.I7:'Coûts-EDT'.J7">
            <calcext:condition calcext:apply-style-name="Not" calcext:value="formula-is([.I4]=&quot;&quot;)" calcext:base-cell-address="'Coûts-EDT'.I3"/>
          </calcext:conditional-format>
          <calcext:conditional-format calcext:target-range-address="'Coûts-EDT'.J14:'Coûts-EDT'.J14 'Coûts-EDT'.I16:'Coûts-EDT'.I16">
            <calcext:condition calcext:apply-style-name="Not" calcext:value="=&quot;&quot;" calcext:base-cell-address="'Coûts-EDT'.I14"/>
          </calcext:conditional-format>
          <calcext:conditional-format calcext:target-range-address="'Coûts-EDT'.I26:'Coûts-EDT'.I26">
            <calcext:condition calcext:apply-style-name="Not" calcext:value="=&quot;&quot;" calcext:base-cell-address="'Coûts-EDT'.I26"/>
          </calcext:conditional-format>
          <calcext:conditional-format calcext:target-range-address="'Coûts-EDT'.J13:'Coûts-EDT'.J13 'Coûts-EDT'.I15:'Coûts-EDT'.I15 'Coûts-EDT'.I25:'Coûts-EDT'.I25">
            <calcext:condition calcext:apply-style-name="Not" calcext:value="formula-is([.I14]=&quot;&quot;)" calcext:base-cell-address="'Coûts-EDT'.I13"/>
          </calcext:conditional-format>
          <calcext:conditional-format calcext:target-range-address="'Coûts-EDT'.J16:'Coûts-EDT'.J16">
            <calcext:condition calcext:apply-style-name="Not" calcext:value="=&quot;&quot;" calcext:base-cell-address="'Coûts-EDT'.J16"/>
          </calcext:conditional-format>
          <calcext:conditional-format calcext:target-range-address="'Coûts-EDT'.J15:'Coûts-EDT'.J15">
            <calcext:condition calcext:apply-style-name="Not" calcext:value="formula-is([.J16]=&quot;&quot;)" calcext:base-cell-address="'Coûts-EDT'.J15"/>
          </calcext:conditional-format>
          <calcext:conditional-format calcext:target-range-address="'Coûts-EDT'.I14:'Coûts-EDT'.I14">
            <calcext:condition calcext:apply-style-name="Not" calcext:value="=&quot;&quot;" calcext:base-cell-address="'Coûts-EDT'.I14"/>
          </calcext:conditional-format>
          <calcext:conditional-format calcext:target-range-address="'Coûts-EDT'.I13:'Coûts-EDT'.I13">
            <calcext:condition calcext:apply-style-name="Not" calcext:value="formula-is([.I14]=&quot;&quot;)" calcext:base-cell-address="'Coûts-EDT'.I13"/>
          </calcext:conditional-format>
          <calcext:conditional-format calcext:target-range-address="'Coûts-EDT'.I12:'Coûts-EDT'.I12">
            <calcext:condition calcext:apply-style-name="Not" calcext:value="=&quot;&quot;" calcext:base-cell-address="'Coûts-EDT'.I12"/>
          </calcext:conditional-format>
          <calcext:conditional-format calcext:target-range-address="'Coûts-EDT'.I11:'Coûts-EDT'.I11">
            <calcext:condition calcext:apply-style-name="Not" calcext:value="formula-is([.I12]=&quot;&quot;)" calcext:base-cell-address="'Coûts-EDT'.I11"/>
          </calcext:conditional-format>
          <calcext:conditional-format calcext:target-range-address="'Coûts-EDT'.J12:'Coûts-EDT'.J12">
            <calcext:condition calcext:apply-style-name="Not" calcext:value="=&quot;&quot;" calcext:base-cell-address="'Coûts-EDT'.J12"/>
          </calcext:conditional-format>
          <calcext:conditional-format calcext:target-range-address="'Coûts-EDT'.J11:'Coûts-EDT'.J11">
            <calcext:condition calcext:apply-style-name="Not" calcext:value="formula-is([.J12]=&quot;&quot;)" calcext:base-cell-address="'Coûts-EDT'.J11"/>
          </calcext:conditional-format>
          <calcext:conditional-format calcext:target-range-address="'Coûts-EDT'.I20:'Coûts-EDT'.I20">
            <calcext:condition calcext:apply-style-name="Not" calcext:value="=&quot;&quot;" calcext:base-cell-address="'Coûts-EDT'.I20"/>
          </calcext:conditional-format>
          <calcext:conditional-format calcext:target-range-address="'Coûts-EDT'.I19:'Coûts-EDT'.I19">
            <calcext:condition calcext:apply-style-name="Not" calcext:value="formula-is([.I20]=&quot;&quot;)" calcext:base-cell-address="'Coûts-EDT'.I19"/>
          </calcext:conditional-format>
          <calcext:conditional-format calcext:target-range-address="'Coûts-EDT'.J20:'Coûts-EDT'.J20">
            <calcext:condition calcext:apply-style-name="Not" calcext:value="=&quot;&quot;" calcext:base-cell-address="'Coûts-EDT'.J20"/>
          </calcext:conditional-format>
          <calcext:conditional-format calcext:target-range-address="'Coûts-EDT'.J19:'Coûts-EDT'.J19">
            <calcext:condition calcext:apply-style-name="Not" calcext:value="formula-is([.J20]=&quot;&quot;)" calcext:base-cell-address="'Coûts-EDT'.J19"/>
          </calcext:conditional-format>
          <calcext:conditional-format calcext:target-range-address="'Coûts-EDT'.I22:'Coûts-EDT'.I22">
            <calcext:condition calcext:apply-style-name="Not" calcext:value="=&quot;&quot;" calcext:base-cell-address="'Coûts-EDT'.I22"/>
          </calcext:conditional-format>
          <calcext:conditional-format calcext:target-range-address="'Coûts-EDT'.I21:'Coûts-EDT'.I21">
            <calcext:condition calcext:apply-style-name="Not" calcext:value="formula-is([.I22]=&quot;&quot;)" calcext:base-cell-address="'Coûts-EDT'.I21"/>
          </calcext:conditional-format>
          <calcext:conditional-format calcext:target-range-address="'Coûts-EDT'.J22:'Coûts-EDT'.J22">
            <calcext:condition calcext:apply-style-name="Not" calcext:value="=&quot;&quot;" calcext:base-cell-address="'Coûts-EDT'.J22"/>
          </calcext:conditional-format>
          <calcext:conditional-format calcext:target-range-address="'Coûts-EDT'.J21:'Coûts-EDT'.J21">
            <calcext:condition calcext:apply-style-name="Not" calcext:value="formula-is([.J22]=&quot;&quot;)" calcext:base-cell-address="'Coûts-EDT'.J21"/>
          </calcext:conditional-format>
          <calcext:conditional-format calcext:target-range-address="'Coûts-EDT'.J24:'Coûts-EDT'.J24">
            <calcext:condition calcext:apply-style-name="Not" calcext:value="=&quot;&quot;" calcext:base-cell-address="'Coûts-EDT'.J24"/>
          </calcext:conditional-format>
          <calcext:conditional-format calcext:target-range-address="'Coûts-EDT'.J23:'Coûts-EDT'.J23">
            <calcext:condition calcext:apply-style-name="Not" calcext:value="formula-is([.J24]=&quot;&quot;)" calcext:base-cell-address="'Coûts-EDT'.J23"/>
          </calcext:conditional-format>
          <calcext:conditional-format calcext:target-range-address="'Coûts-EDT'.J26:'Coûts-EDT'.J26">
            <calcext:condition calcext:apply-style-name="Not" calcext:value="=&quot;&quot;" calcext:base-cell-address="'Coûts-EDT'.J26"/>
          </calcext:conditional-format>
          <calcext:conditional-format calcext:target-range-address="'Coûts-EDT'.J25:'Coûts-EDT'.J25">
            <calcext:condition calcext:apply-style-name="Not" calcext:value="formula-is([.J26]=&quot;&quot;)" calcext:base-cell-address="'Coûts-EDT'.J25"/>
          </calcext:conditional-format>
          <calcext:conditional-format calcext:target-range-address="'Coûts-EDT'.I24:'Coûts-EDT'.I24">
            <calcext:condition calcext:apply-style-name="Not" calcext:value="=&quot;&quot;" calcext:base-cell-address="'Coûts-EDT'.I24"/>
          </calcext:conditional-format>
          <calcext:conditional-format calcext:target-range-address="'Coûts-EDT'.I23:'Coûts-EDT'.I23">
            <calcext:condition calcext:apply-style-name="Not" calcext:value="formula-is([.I24]=&quot;&quot;)" calcext:base-cell-address="'Coûts-EDT'.I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1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1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1">00/00/0000</text:date>, <text:time style:data-style-name="N2" text:time-value="13:45:07.801029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32:11.126100657</meta:creation-date>
    <dc:date>2022-12-11T13:46:50.148640491</dc:date>
    <meta:editing-duration>PT12H41M28S</meta:editing-duration>
    <meta:editing-cycles>63</meta:editing-cycles>
    <meta:generator>LibreOffice/5.2.7.2$Linux_X86_64 LibreOffice_project/20m0$Build-2</meta:generator>
    <meta:document-statistic meta:table-count="1" meta:cell-count="144" meta:object-count="0"/>
  </office:meta>
</office:document-meta>
</file>